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Essays1743" svg:font-family="Essays1743" style:font-family-generic="swiss" style:font-pitch="variable"/>
    <style:font-face style:name="Garuda" svg:font-family="Garud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1">
      <style:graphic-properties draw:fill="solid" draw:fill-color="#dd4814" draw:opacity="75%" fo:min-height="7.382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style:font-name="Essays1743" fo:font-size="32pt" style:letter-kerning="true" style:font-name-asian="Droid Sans Fallback" style:font-size-asian="32pt" style:font-name-complex="FreeSans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12.774cm" svg:height="8.791cm" draw:transform="skewX (-6.63348160035527E-017) rotate (0.349065850398866) translate (-2.024cm 3.817cm)" presentation:class="subtitle" presentation:user-transformed="true">
          <draw:text-box>
            <text:p text:style-name="P1">HELLO color </text:p>
            <text:p text:style-name="P1">Ubuntu Orange</text:p>
            <text:p text:style-name="P1">25% transparency</text:p>
            <text:p text:style-name="P1">20 % rotate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Essays1743" svg:font-family="Essays1743" style:font-family-generic="swiss" style:font-pitch="variable"/>
    <style:font-face style:name="Garuda" svg:font-family="Garud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3T20:27:33.943359803</meta:creation-date>
    <dc:date>2014-10-03T20:31:33.027518204</dc:date>
    <meta:editing-duration>P0D</meta:editing-duration>
    <meta:editing-cycles>1</meta:editing-cycles>
    <meta:document-statistic meta:object-count="25"/>
    <meta:generator>LibreOffice/4.2.6.3$Linux_X86_64 LibreOffice_project/420m0$Build-3</meta:generator>
  </office:meta>
</office:document-meta>
</file>